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0.7778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0.9451in"/>
    </style:style>
    <style:style style:name="Table1.F" style:family="table-column">
      <style:table-column-properties style:column-width="1.1146in"/>
    </style:style>
    <style:style style:name="Table1.G" style:family="table-column">
      <style:table-column-properties style:column-width="1.1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d9cd" officeooo:paragraph-rsid="001958a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rsid="002c9b68" officeooo:paragraph-rsid="0025d9c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fce4" officeooo:paragraph-rsid="001958a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4d3d0" officeooo:paragraph-rsid="0034d3d0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officeooo:rsid="003232b1" officeooo:paragraph-rsid="003232b1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officeooo:rsid="00333a22" officeooo:paragraph-rsid="0035f6c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officeooo:rsid="00333a22" officeooo:paragraph-rsid="00333a22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officeooo:rsid="00333a22" officeooo:paragraph-rsid="0034d3d0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officeooo:rsid="00333a22" officeooo:paragraph-rsid="0035f6c4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officeooo:paragraph-rsid="003232b1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officeooo:paragraph-rsid="00333a22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officeooo:rsid="0034d3d0" officeooo:paragraph-rsid="0034d3d0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officeooo:rsid="0035f6c4" officeooo:paragraph-rsid="0035f6c4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3232b1"/>
    </style:style>
    <style:style style:name="T3" style:family="text">
      <style:text-properties officeooo:rsid="00333a22"/>
    </style:style>
    <style:style style:name="T4" style:family="text">
      <style:text-properties officeooo:rsid="0034d3d0"/>
    </style:style>
    <style:style style:name="T5" style:family="text">
      <style:text-properties officeooo:rsid="003779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901 - Airport Info - Syria</text:span></text:p>
      <text:p text:style-name="P3"/>
      <text:p text:style-name="P4">H = Helicopter base, may have a short runway or helipads onl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966693485408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7">Country</text:p>
          </table:table-cell>
          <table:table-cell table:style-name="Table1.A1" office:value-type="string">
            <text:p text:style-name="P5">ICAO</text:p>
          </table:table-cell>
          <table:table-cell table:style-name="Table1.A1" office:value-type="string">
            <text:p text:style-name="P5">Runways</text:p>
          </table:table-cell>
          <table:table-cell table:style-name="Table1.A1" office:value-type="string">
            <text:p text:style-name="P5">Elevation</text:p>
          </table:table-cell>
          <table:table-cell table:style-name="Table1.A1" office:value-type="string">
            <text:p text:style-name="P10"/>
          </table:table-cell>
          <table:table-cell table:style-name="Table1.G1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bu al-Duhur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dana Sakirpasa</text:p>
          </table:table-cell>
          <table:table-cell table:style-name="Table1.A2" office:value-type="string">
            <text:p text:style-name="P7">Turkey</text:p>
          </table:table-cell>
          <table:table-cell table:style-name="Table1.A2" office:value-type="string">
            <text:p text:style-name="P14">LTAF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krotiri</text:p>
          </table:table-cell>
          <table:table-cell table:style-name="Table1.A2" office:value-type="string">
            <text:p text:style-name="P7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l Qusayr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l-Dumayr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leppo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n Nasiriyah</text:p>
          </table:table-cell>
          <table:table-cell table:style-name="Table1.A2" office:value-type="string">
            <text:p text:style-name="P6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At Tanf (H)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Bassel Al-Assad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Beirut-Rafic Hariri</text:p>
          </table:table-cell>
          <table:table-cell table:style-name="Table1.A2" office:value-type="string">
            <text:p text:style-name="P7">Lebano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Damascus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Deir ez-Zor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Ercan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Eyn Shemer</text:p>
          </table:table-cell>
          <table:table-cell table:style-name="Table1.A2" office:value-type="string">
            <text:p text:style-name="P13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Gaziantep</text:p>
          </table:table-cell>
          <table:table-cell table:style-name="Table1.A2" office:value-type="string">
            <text:p text:style-name="P14">Turkey</text:p>
          </table:table-cell>
          <table:table-cell table:style-name="Table1.A2" office:value-type="string">
            <text:p text:style-name="P14">LTAJ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Gazipasa</text:p>
          </table:table-cell>
          <table:table-cell table:style-name="Table1.A2" office:value-type="string">
            <text:p text:style-name="P7">Turkey</text:p>
          </table:table-cell>
          <table:table-cell table:style-name="Table1.A2" office:value-type="string">
            <text:p text:style-name="P14">LTFG</text:p>
          </table:table-cell>
          <table:table-cell table:style-name="Table1.A2" office:value-type="string">
            <text:p text:style-name="P14"><text:span text:style-name="T5">0</text:span>8/26, 6885 ft</text:p>
          </table:table-cell>
          <table:table-cell table:style-name="Table1.A2" office:value-type="string">
            <text:p text:style-name="P14">36 ft</text:p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Gecitkale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H3</text:p>
          </table:table-cell>
          <table:table-cell table:style-name="Table1.A2" office:value-type="string">
            <text:p text:style-name="P7">Iraq</text:p>
          </table:table-cell>
          <table:table-cell table:style-name="Table1.A2" office:value-type="string">
            <text:p text:style-name="P14">IQ-0018</text:p>
          </table:table-cell>
          <table:table-cell table:style-name="Table1.A2" office:value-type="string">
            <text:p text:style-name="P14">11/29, 8832 ft</text:p>
            <text:p text:style-name="P14"><text:span text:style-name="T5">0</text:span>6/24, 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11"><text:span text:style-name="T2">H3 </text:span><text:span text:style-name="T3">North</text:span><text:span text:style-name="T2">west</text:span></text:p>
          </table:table-cell>
          <table:table-cell table:style-name="Table1.A2" office:value-type="string">
            <text:p text:style-name="P7">Iraq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>H<text:span text:style-name="T3">3 Southwest</text:span></text:p>
          </table:table-cell>
          <table:table-cell table:style-name="Table1.A2" office:value-type="string">
            <text:p text:style-name="P7">Iraq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H4</text:p>
          </table:table-cell>
          <table:table-cell table:style-name="Table1.A2" office:value-type="string">
            <text:p text:style-name="P7">Jorda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Haifa</text:p>
          </table:table-cell>
          <table:table-cell table:style-name="Table1.A2" office:value-type="string">
            <text:p text:style-name="P7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Hama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Hatay</text:p>
          </table:table-cell>
          <table:table-cell table:style-name="Table1.A2" office:value-type="string">
            <text:p text:style-name="P13">Turkey</text:p>
          </table:table-cell>
          <table:table-cell table:style-name="Table1.A2" office:value-type="string">
            <text:p text:style-name="P14">LTD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12"><text:span text:style-name="T3">Incirlik</text:span></text:p>
          </table:table-cell>
          <table:table-cell table:style-name="Table1.A2" office:value-type="string">
            <text:p text:style-name="P13">Turkey</text:p>
          </table:table-cell>
          <table:table-cell table:style-name="Table1.A2" office:value-type="string">
            <text:p text:style-name="P14">LTAG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Jirah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Khalkhalah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Kharab Ishk (H)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4">--</text:p>
          </table:table-cell>
          <table:table-cell table:style-name="Table1.A2" office:value-type="string">
            <text:p text:style-name="P14">--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King Hussein Air College</text:p>
          </table:table-cell>
          <table:table-cell table:style-name="Table1.A2" office:value-type="string">
            <text:p text:style-name="P7">Jorda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Kingsfield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Kiryat Shmona</text:p>
          </table:table-cell>
          <table:table-cell table:style-name="Table1.A2" office:value-type="string">
            <text:p text:style-name="P13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Kuweires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Lakatamia<text:span text:style-name="T4"> (H)</text:span>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Larnaca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Marj as Sultan North<text:span text:style-name="T4"> (H)</text:span>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Marj as Sultan South<text:span text:style-name="T4"> (H)</text:span>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Marj Ruhayyil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Megiddo</text:p>
          </table:table-cell>
          <table:table-cell table:style-name="Table1.A2" office:value-type="string">
            <text:p text:style-name="P13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Mezzeh</text:p>
          </table:table-cell>
          <table:table-cell table:style-name="Table1.A2" office:value-type="string">
            <text:p text:style-name="P9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Minakh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4">OS7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Naqoura<text:span text:style-name="T4"> (H)</text:span></text:p>
          </table:table-cell>
          <table:table-cell table:style-name="Table1.A2" office:value-type="string">
            <text:p text:style-name="P13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Palmyra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Paphos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Pinarbashi<text:span text:style-name="T4"> (H)</text:span></text:p>
          </table:table-cell>
          <table:table-cell table:style-name="Table1.A2" office:value-type="string">
            <text:p text:style-name="P13">Cypru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Qabr as Sitt<text:span text:style-name="T4"> (H)</text:span>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Ramat David</text:p>
          </table:table-cell>
          <table:table-cell table:style-name="Table1.A2" office:value-type="string">
            <text:p text:style-name="P13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ext:soft-page-break/>
        <table:table-row table:style-name="TableLine1966693485408">
          <table:table-cell table:style-name="Table1.A2" office:value-type="string">
            <text:p text:style-name="P7">Rayak</text:p>
          </table:table-cell>
          <table:table-cell table:style-name="Table1.A2" office:value-type="string">
            <text:p text:style-name="P13">Lebano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Rene Mouawad</text:p>
          </table:table-cell>
          <table:table-cell table:style-name="Table1.A2" office:value-type="string">
            <text:p text:style-name="P7">Lebano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Rosh Pina<text:span text:style-name="T4"> (H)</text:span></text:p>
          </table:table-cell>
          <table:table-cell table:style-name="Table1.A2" office:value-type="string">
            <text:p text:style-name="P13">Israel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Ruwayshid</text:p>
          </table:table-cell>
          <table:table-cell table:style-name="Table1.A2" office:value-type="string">
            <text:p text:style-name="P14">Iraq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Sanliurfa</text:p>
          </table:table-cell>
          <table:table-cell table:style-name="Table1.A2" office:value-type="string">
            <text:p text:style-name="P14">Turkey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Sayqal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Shayrat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Tabqa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Taftanaz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Tal Siman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Tha'lah</text:p>
          </table:table-cell>
          <table:table-cell table:style-name="Table1.A2" office:value-type="string">
            <text:p text:style-name="P8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Tiyas</text:p>
          </table:table-cell>
          <table:table-cell table:style-name="Table1.A2" office:value-type="string">
            <text:p text:style-name="P7">Syria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>Wujah Al Hajar</text:p>
          </table:table-cell>
          <table:table-cell table:style-name="Table1.A2" office:value-type="string">
            <text:p text:style-name="P14">Lebano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Line196669348540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11T19:45:10.727000000</dc:date>
    <meta:editing-duration>PT12H47M43S</meta:editing-duration>
    <meta:editing-cycles>26</meta:editing-cycles>
    <meta:generator>LibreOffice/7.0.3.1$Windows_X86_64 LibreOffice_project/d7547858d014d4cf69878db179d326fc3483e082</meta:generator>
    <meta:document-statistic meta:table-count="1" meta:image-count="0" meta:object-count="0" meta:page-count="2" meta:paragraph-count="138" meta:word-count="199" meta:character-count="1100" meta:non-whitespace-character-count="1038"/>
  </office:meta>
</office:document-meta>
</file>